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paragraph-properties fo:text-align="center" fo:line-height="100%"/>
      <style:text-properties style:font-name="Arial" style:font-name-complex="Arial" fo:font-size="16pt" style:font-size-asian="16pt" style:font-size-complex="16pt"/>
    </style:style>
    <style:style style:name="P3" style:parent-style-name="Normal" style:family="paragraph">
      <style:paragraph-properties fo:text-align="center" fo:line-height="100%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paragraph-properties fo:line-height="100%"/>
    </style:style>
    <style:style style:name="T38" style:parent-style-name="Tipodeletrapredefinidodoparágraf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P2">“É o outono”</text:p>
      <text:p text:style-name="P3">Professor Idalécio</text:p>
      <text:p text:style-name="P4"><text:s/></text:p>
      <text:p text:style-name="P5">O outono já chegou. As folhinhas vão cair.</text:p>
      <text:p text:style-name="P6">A escola começou. Andorinhas vão partir.</text:p>
      <text:p text:style-name="P7"><text:s/></text:p>
      <text:p text:style-name="P8">É o outono, é o outono!</text:p>
      <text:p text:style-name="P9">O outono já chegou outra vez!</text:p>
      <text:p text:style-name="P10">É o outono, é o outono!</text:p>
      <text:p text:style-name="P11">O outono já chegou... outra vez!</text:p>
      <text:p text:style-name="P12"/>
      <text:p text:style-name="P13">O sol vai-se esconder atrás das nuvens escuras.</text:p>
      <text:p text:style-name="P14">O frio vai aparecer e a chuva vai cair...</text:p>
      <text:p text:style-name="P15"/>
      <text:p text:style-name="P16">É o outono, é o outono!</text:p>
      <text:p text:style-name="P17">O outono já chegou outra vez</text:p>
      <text:p text:style-name="P18">É o outono, é o outono!</text:p>
      <text:p text:style-name="P19">O outono já chegou... outra vez!</text:p>
      <text:p text:style-name="P20"/>
      <text:p text:style-name="P21">O outono já chegou. As folhinhas vão cair.</text:p>
      <text:p text:style-name="P22">A escola começou. Andorinhas vão partir.</text:p>
      <text:p text:style-name="P23"><text:s/></text:p>
      <text:p text:style-name="P24">É o outono, é o outono!</text:p>
      <text:p text:style-name="P25">O outono já chegou outra vez!</text:p>
      <text:p text:style-name="P26">É o outono, é o outono!</text:p>
      <text:p text:style-name="P27">O outono já chegou... outra vez!</text:p>
      <text:p text:style-name="P28"/>
      <text:p text:style-name="P29">O sol vai-se esconder atrás das nuvens escuras.</text:p>
      <text:p text:style-name="P30">O frio vai aparecer e a chuva vai cair...</text:p>
      <text:p text:style-name="P31"/>
      <text:p text:style-name="P32">É o outono, é o outono!</text:p>
      <text:p text:style-name="P33">O outono já chegou outra vez!</text:p>
      <text:p text:style-name="P34">É o outono, é o outono!</text:p>
      <text:p text:style-name="P35">O outono já chegou... outra vez!</text:p>
      <text:p text:style-name="P36"/>
      <text:p text:style-name="P37"><text:span text:style-name="T38">O outono já chegou... outra vez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1.1812in" fo:margin-bottom="0.0986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MAP. Loureiro</meta:initial-creator>
    <dc:creator>Ana Loureiro</dc:creator>
    <meta:creation-date>2023-02-23T13:06:00Z</meta:creation-date>
    <dc:date>2023-03-09T19:37:00Z</dc:date>
    <meta:template xlink:href="Normal" xlink:type="simple"/>
    <meta:editing-cycles>3</meta:editing-cycles>
    <meta:editing-duration>PT300S</meta:editing-duration>
    <meta:document-statistic meta:page-count="1" meta:paragraph-count="1" meta:word-count="135" meta:character-count="868" meta:row-count="6" meta:non-whitespace-character-count="734"/>
  </office:meta>
</office:document-meta>
</file>